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Helvetica" svg:font-family="Helvetica" style:font-family-generic="swiss"/>
    <style:font-face style:name="helvetica" svg:font-family="helvetica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cd7f" officeooo:paragraph-rsid="001fcd7f"/>
    </style:style>
    <style:style style:name="P2" style:family="paragraph" style:parent-style-name="Standard" style:list-style-name="L1">
      <style:text-properties officeooo:rsid="001fcd7f" officeooo:paragraph-rsid="00252167"/>
    </style:style>
    <style:style style:name="P3" style:family="paragraph" style:parent-style-name="Standard">
      <style:text-properties officeooo:rsid="001fcd7f" officeooo:paragraph-rsid="001fcd7f"/>
    </style:style>
    <style:style style:name="P4" style:family="paragraph" style:parent-style-name="Standard" style:list-style-name="L1"/>
    <style:style style:name="P5" style:family="paragraph" style:parent-style-name="Standard" style:list-style-name="L2">
      <style:text-properties officeooo:rsid="00252167" officeooo:paragraph-rsid="00252167"/>
    </style:style>
    <style:style style:name="P6" style:family="paragraph" style:parent-style-name="Standard">
      <style:text-properties officeooo:paragraph-rsid="001fcd7f"/>
    </style:style>
    <style:style style:name="P7" style:family="paragraph" style:parent-style-name="Standard">
      <style:text-properties officeooo:rsid="002658f8" officeooo:paragraph-rsid="002658f8"/>
    </style:style>
    <style:style style:name="P8" style:family="paragraph" style:parent-style-name="Preformatted_20_Text">
      <style:text-properties officeooo:paragraph-rsid="002658f8"/>
    </style:style>
    <style:style style:name="T1" style:family="text">
      <style:text-properties officeooo:rsid="001fcd7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cd7f" style:font-weight-asian="bold" style:font-weight-complex="bold"/>
    </style:style>
    <style:style style:name="T4" style:family="text">
      <style:text-properties fo:font-weight="bold" officeooo:rsid="00211f1a" style:font-weight-asian="bold" style:font-weight-complex="bold"/>
    </style:style>
    <style:style style:name="T5" style:family="text">
      <style:text-properties officeooo:rsid="00211f1a"/>
    </style:style>
    <style:style style:name="T6" style:family="text">
      <style:text-properties officeooo:rsid="00252167"/>
    </style:style>
    <style:style style:name="T7" style:family="text">
      <style:text-properties officeooo:rsid="002658f8"/>
    </style:style>
    <style:style style:name="T8" style:family="text">
      <style:text-properties officeooo:rsid="002754ec"/>
    </style:style>
    <style:style style:name="T9" style:family="text">
      <style:text-properties style:font-name="Liberation Mono" fo:font-size="10pt" style:font-name-asian="Nimbus Mono L" style:font-size-asian="10pt" style:font-name-complex="Liberation Mono" style:font-size-complex="10pt"/>
    </style:style>
    <style:style style:name="T10" style:family="text">
      <style:text-properties style:font-name="Liberation Mono" fo:font-size="10pt" officeooo:rsid="002754ec" style:font-name-asian="Nimbus Mono L" style:font-size-asian="10pt" style:font-name-complex="Liberation Mono" style:font-size-complex="10pt"/>
    </style:style>
    <style:style style:name="T11" style:family="text">
      <style:text-properties style:font-name="Liberation Mono" fo:font-size="10pt" officeooo:rsid="001fcd7f" style:font-name-asian="Nimbus Mono L" style:font-size-asian="10pt" style:font-name-complex="Liberation Mono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istorisierung</text:p>
      <text:p text:style-name="P1"/>
      <text:h text:style-name="Heading_20_1" text:outline-level="1">Voraussetzungen</text:h>
      <text:p text:style-name="P1">Die Extensions PostGIS und uuid-ossp müssen in der Datenbank geladen sein.</text:p>
      <text:h text:style-name="Heading_20_1" text:outline-level="1">Installation</text:h>
      <text:list xml:id="list5917333221123080008" text:style-name="L1">
        <text:list-item>
          <text:p text:style-name="P4">Installation der Funktionen erfolgt über das Script <text:span text:style-name="T11">historisierung.sql</text:span>. </text:p>
        </text:list-item>
        <text:list-item>
          <text:p text:style-name="P2"><text:span text:style-name="T6">Update der Funktionen </text:span><text:span text:style-name="T9">historisierung-x.x.x.sql</text:span>.</text:p>
        </text:list-item>
      </text:list>
      <text:h text:style-name="Heading_20_1" text:outline-level="1">Anwendung</text:h>
      <text:p text:style-name="P1">Die Funktionen zur Historisierung sind im Schema <text:span text:style-name="T9">hist_tabs</text:span> der Datenbank abgelegt und müssen Schema-Qualifiziert aufgerufen werden.</text:p>
      <text:p text:style-name="P6"><text:span text:style-name="T2"/></text:p>
      <text:p text:style-name="Preformatted_20_Text"><text:span text:style-name="T2"/></text:p>
      <text:p text:style-name="Preformatted_20_Text"><text:span text:style-name="T2">hist_tabs.init</text:span>('&lt;schema&gt;.&lt;table&gt;'::varchar, <text:span text:style-name="T5">{has_geometry[</text:span><text:span text:style-name="T4">True</text:span><text:span text:style-name="T5">|False]}</text:span>);</text:p>
      <text:p text:style-name="Preformatted_20_Text"/>
      <text:p text:style-name="P1">Diese Funktion initialisiert die Historisierung einer Tabelle. Es wird eine log Tabelle im Schema hist_tabs angelegt und der initialisierten Tabelle wird der Trigger historic_record hinzugefügt.</text:p>
      <text:p text:style-name="P1"/>
      <text:p text:style-name="P1">Beispiel<text:span text:style-name="T6">e</text:span>:</text:p>
      <text:list xml:id="list7565869433455259013" text:style-name="L2">
        <text:list-item>
          <text:p text:style-name="P5">Tabelle mit Geometrie: <text:tab/><text:span text:style-name="T1">select * from hist_tabs.init('public.streets')</text:span></text:p>
        </text:list-item>
        <text:list-item>
          <text:p text:style-name="P5">Tabelle ohne Geometrie: <text:tab/><text:span text:style-name="T1">select * from hist_tabs.init('public.</text:span>address<text:span text:style-name="T1">', </text:span>False<text:span text:style-name="T1">)</text:span></text:p>
        </text:list-item>
      </text:list>
      <text:p text:style-name="P1"/>
      <text:p text:style-name="Preformatted_20_Text"><text:span text:style-name="T2"/></text:p>
      <text:p text:style-name="Preformatted_20_Text"><text:span text:style-name="T2"/></text:p>
      <text:p text:style-name="Preformatted_20_Text"><text:span text:style-name="T2">hist_tabs.version</text:span>(NULL::&lt;schema&gt;.&lt;table&gt;, 'datum'::varchar);</text:p>
      <text:p text:style-name="Preformatted_20_Text"/>
      <text:p text:style-name="P1">Diese Funktion liefert die Daten eines beliebigen Zeitstandes seit <text:span text:style-name="T7">dem </text:span>Beginn der Historisierung dieser Tabelle.</text:p>
      <text:p text:style-name="P1"/>
      <text:p text:style-name="Frame_20_contents">Beispiel:</text:p>
      <text:p text:style-name="Frame_20_contents">select * from hist_tabs.version(NULL::public.streets, '2016-10-11');</text:p>
      <text:p text:style-name="P1"/>
      <text:p text:style-name="P1"/>
      <text:p text:style-name="P8"><text:span text:style-name="T2">hist_tabs.update</text:span>('<text:span text:style-name="T8">import</text:span> &lt;schema&gt;.&lt;tabelle&gt;'::varchar,'produktiv &lt;schema&gt;.&lt;tabelle&gt;'::varchar, <text:span text:style-name="T1">{has_Geometrie <text:s/>[</text:span><text:span text:style-name="T3">True</text:span><text:span text:style-name="T1">|False]}::boolean, {exclude_list['']}::varchar</text:span>);</text:p>
      <text:p text:style-name="Preformatted_20_Text"/>
      <text:p text:style-name="P1">Diese Funktion <text:span text:style-name="T7">führt</text:span> <text:span text:style-name="T7">einen</text:span> differenziellen Massenabgleich <text:span text:style-name="T7">zweier Tabellen durch. Das ist </text:span>für grossen Datenimport <text:span text:style-name="T7">erforderlich</text:span>. <text:span text:style-name="T8">Die Import-Tabelle muss dabei mindestens die Struktur der Produktiv-Tabelle besitzen. Über den Parameter </text:span><text:span text:style-name="T10">exclude_list</text:span><text:span text:style-name="T8"> können beliebige Spalten von der Differenz-Überprüfung ausgeschlossen werden.</text:span></text:p>
      <text:p text:style-name="P1"/>
      <text:p text:style-name="P7">Beispiel:</text:p>
      <text:p text:style-name="P7">select * from hist_tabs.update('public.streets_import‘,'public.streets‘,True,‘t_id, foo‘);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Helvetica" svg:font-family="Helvetica" style:font-family-generic="swiss"/>
    <style:font-face style:name="helvetica" svg:font-family="helvetica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lvetica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Helvetica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font-size="10.5pt" officeooo:rsid="001fcd7f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helvetica" fo:font-family="helvetica" style:font-family-generic="swiss" fo:font-size="11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Helvetica" fo:font-family="Helvetica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Helvetica" fo:font-family="Helvetica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" fo:font-family="Helvetica" style:font-family-generic="swiss"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09:24:45.824559353</meta:creation-date>
    <dc:date>2017-05-02T12:05:58.158295343</dc:date>
    <meta:editing-duration>PT17M27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162" meta:character-count="1636" meta:non-whitespace-character-count="1495"/>
  </office:meta>
</office:document-meta>
</file>